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ed7d1"/>
    </style:style>
    <style:style style:name="P3" style:family="paragraph" style:parent-style-name="Text_20_body">
      <style:text-properties fo:font-style="normal" officeooo:paragraph-rsid="006ed7d1" style:font-style-asian="normal" style:font-style-complex="normal"/>
    </style:style>
    <style:style style:name="P4" style:family="paragraph" style:parent-style-name="Text_20_body">
      <style:text-properties fo:background-color="transparent"/>
    </style:style>
    <style:style style:name="P5" style:family="paragraph" style:parent-style-name="Text_20_body">
      <style:text-properties officeooo:paragraph-rsid="004ec7e3" fo:background-color="transparent"/>
    </style:style>
    <style:style style:name="P6" style:family="paragraph" style:parent-style-name="Text_20_body">
      <style:text-properties fo:font-weight="bold" officeooo:paragraph-rsid="002fa12f" fo:background-color="transparent" style:font-weight-asian="bold" style:font-weight-complex="bold"/>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text-properties fo:language="en" fo:country="US" fo:font-style="normal" officeooo:paragraph-rsid="002fa12f" style:font-style-asian="normal" style:font-style-complex="normal"/>
    </style:style>
    <style:style style:name="P9" style:family="paragraph" style:parent-style-name="Text_20_body">
      <style:text-properties officeooo:paragraph-rsid="00294b7b"/>
    </style:style>
    <style:style style:name="P10"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1" style:family="paragraph" style:parent-style-name="Text_20_body">
      <style:text-properties style:use-window-font-color="true" fo:font-weight="bold" officeooo:rsid="00287577" officeooo:paragraph-rsid="00287577" style:font-weight-asian="bold" style:font-weight-complex="bold"/>
    </style:style>
    <style:style style:name="P12" style:family="paragraph" style:parent-style-name="Text_20_body">
      <style:text-properties officeooo:rsid="0045e13b" officeooo:paragraph-rsid="0045e13b"/>
    </style:style>
    <style:style style:name="P13" style:family="paragraph" style:parent-style-name="Text_20_body">
      <style:text-properties officeooo:rsid="00473791" officeooo:paragraph-rsid="00473791"/>
    </style:style>
    <style:style style:name="P14" style:family="paragraph" style:parent-style-name="Text_20_body">
      <style:text-properties officeooo:paragraph-rsid="004b4816"/>
    </style:style>
    <style:style style:name="P15" style:family="paragraph" style:parent-style-name="Text_20_body">
      <style:text-properties officeooo:paragraph-rsid="004bee25"/>
    </style:style>
    <style:style style:name="P16" style:family="paragraph" style:parent-style-name="Text_20_body">
      <style:text-properties fo:font-weight="normal" officeooo:paragraph-rsid="004bee25" style:font-weight-asian="normal" style:font-weight-complex="normal"/>
    </style:style>
    <style:style style:name="P17" style:family="paragraph" style:parent-style-name="Text_20_body">
      <style:text-properties fo:font-weight="normal" fo:background-color="transparent" style:font-weight-asian="normal" style:font-weight-complex="normal"/>
    </style:style>
    <style:style style:name="P18" style:family="paragraph" style:parent-style-name="Text_20_body">
      <style:text-properties officeooo:paragraph-rsid="003ea82a"/>
    </style:style>
    <style:style style:name="P19" style:family="paragraph" style:parent-style-name="Text_20_body">
      <style:text-properties officeooo:rsid="006cc495" officeooo:paragraph-rsid="006cc495"/>
    </style:style>
    <style:style style:name="P20" style:family="paragraph" style:parent-style-name="Text_20_body">
      <style:text-properties officeooo:rsid="006cedbf" officeooo:paragraph-rsid="006cedbf"/>
    </style:style>
    <style:style style:name="P21"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2" style:family="paragraph" style:parent-style-name="Text_20_body" style:list-style-name="L1">
      <style:text-properties officeooo:rsid="005ff986" officeooo:paragraph-rsid="0066c707" fo:background-color="transparent"/>
    </style:style>
    <style:style style:name="P23" style:family="paragraph" style:parent-style-name="Text_20_body" style:list-style-name="L1">
      <style:text-properties officeooo:rsid="005cdc21" officeooo:paragraph-rsid="0066c707"/>
    </style:style>
    <style:style style:name="P24" style:family="paragraph" style:parent-style-name="Text_20_body" style:list-style-name="L1">
      <style:text-properties officeooo:rsid="005cdc21" officeooo:paragraph-rsid="0064513b"/>
    </style:style>
    <style:style style:name="P25" style:family="paragraph" style:parent-style-name="Text_20_body" style:list-style-name="L1">
      <style:text-properties officeooo:rsid="005ff986" officeooo:paragraph-rsid="0066c707"/>
    </style:style>
    <style:style style:name="P26" style:family="paragraph" style:parent-style-name="Text_20_body">
      <style:text-properties officeooo:paragraph-rsid="003ea82a"/>
    </style:style>
    <style:style style:name="P27" style:family="paragraph" style:parent-style-name="Text_20_body">
      <style:text-properties fo:font-weight="bold" officeooo:rsid="00760df1" officeooo:paragraph-rsid="00760df1" style:font-weight-asian="bold" style:font-weight-complex="bold"/>
    </style:style>
    <style:style style:name="P28" style:family="paragraph" style:parent-style-name="Heading_20_1">
      <style:paragraph-properties fo:margin-left="0cm" fo:margin-right="0cm" fo:text-indent="0cm" style:auto-text-indent="false"/>
      <style:text-properties officeooo:paragraph-rsid="001ef8a3"/>
    </style:style>
    <style:style style:name="T1" style:family="text">
      <style:text-properties fo:font-style="normal" style:font-style-asian="normal" style:font-style-complex="normal"/>
    </style:style>
    <style:style style:name="T2" style:family="text">
      <style:text-properties fo:font-style="normal" officeooo:rsid="001c85ce" style:font-style-asian="normal" style:font-style-complex="normal"/>
    </style:style>
    <style:style style:name="T3" style:family="text">
      <style:text-properties fo:font-style="normal" officeooo:rsid="00228907" style:font-style-asian="normal" style:font-style-complex="normal"/>
    </style:style>
    <style:style style:name="T4" style:family="text">
      <style:text-properties fo:font-style="normal" officeooo:rsid="00287577" style:font-style-asian="normal" style:font-style-complex="normal"/>
    </style:style>
    <style:style style:name="T5" style:family="text">
      <style:text-properties fo:font-style="normal" officeooo:rsid="00354597"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fa12f" style:font-style-asian="normal" style:font-weight-asian="normal" style:font-style-complex="normal" style:font-weight-complex="normal"/>
    </style:style>
    <style:style style:name="T8" style:family="text">
      <style:text-properties fo:font-style="normal" fo:font-weight="normal" officeooo:rsid="00340044" style:font-style-asian="normal" style:font-weight-asian="normal" style:font-style-complex="normal" style:font-weight-complex="normal"/>
    </style:style>
    <style:style style:name="T9" style:family="text">
      <style:text-properties fo:font-style="normal" fo:background-color="#ffffff" loext:char-shading-value="0" style:font-style-asian="normal" style:font-style-complex="normal"/>
    </style:style>
    <style:style style:name="T10" style:family="text">
      <style:text-properties fo:font-style="normal" officeooo:rsid="006243a8" fo:background-color="#ffffff" loext:char-shading-value="0" style:font-style-asian="normal" style:font-style-complex="normal"/>
    </style:style>
    <style:style style:name="T11" style:family="text">
      <style:text-properties officeooo:rsid="003d6517"/>
    </style:style>
    <style:style style:name="T12" style:family="text">
      <style:text-properties officeooo:rsid="005cb85d"/>
    </style:style>
    <style:style style:name="T13" style:family="text">
      <style:text-properties officeooo:rsid="005ff986"/>
    </style:style>
    <style:style style:name="T14" style:family="text">
      <style:text-properties fo:background-color="#ffffff" loext:char-shading-value="0"/>
    </style:style>
    <style:style style:name="T15" style:family="text">
      <style:text-properties officeooo:rsid="0030733c" fo:background-color="#ffffff" loext:char-shading-value="0"/>
    </style:style>
    <style:style style:name="T16" style:family="text">
      <style:text-properties officeooo:rsid="0059a353" fo:background-color="#ffffff" loext:char-shading-value="0"/>
    </style:style>
    <style:style style:name="T17" style:family="text">
      <style:text-properties officeooo:rsid="0052c6f1" fo:background-color="#ffffff" loext:char-shading-value="0"/>
    </style:style>
    <style:style style:name="T18" style:family="text">
      <style:text-properties officeooo:rsid="0057681d"/>
    </style:style>
    <style:style style:name="T19" style:family="text">
      <style:text-properties officeooo:rsid="0030733c"/>
    </style:style>
    <style:style style:name="T20" style:family="text">
      <style:text-properties officeooo:rsid="002fa12f"/>
    </style:style>
    <style:style style:name="T21" style:family="text">
      <style:text-properties fo:language="en" fo:country="US"/>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2fa12f" style:font-style-asian="normal" style:font-weight-asian="normal" style:font-style-complex="normal" style:font-weight-complex="normal"/>
    </style:style>
    <style:style style:name="T24" style:family="text">
      <style:text-properties fo:language="en" fo:country="US" fo:font-style="normal" fo:font-weight="normal" officeooo:rsid="0031e05f"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fo:font-weight="bold" style:font-style-asian="normal" style:font-weight-asian="bold" style:font-style-complex="normal" style:font-weight-complex="bold"/>
    </style:style>
    <style:style style:name="T27" style:family="text">
      <style:text-properties fo:language="en" fo:country="US" fo:font-style="italic" style:font-style-asian="italic" style:font-style-complex="italic"/>
    </style:style>
    <style:style style:name="T28" style:family="text">
      <style:text-properties fo:language="en" fo:country="US" officeooo:rsid="003d8e27"/>
    </style:style>
    <style:style style:name="T29" style:family="text">
      <style:text-properties fo:language="en" fo:country="US" officeooo:rsid="003ea82a"/>
    </style:style>
    <style:style style:name="T30" style:family="text">
      <style:text-properties fo:language="en" fo:country="US" officeooo:rsid="00408c8e"/>
    </style:style>
    <style:style style:name="T31" style:family="text">
      <style:text-properties fo:language="en" fo:country="US" officeooo:rsid="0042629a"/>
    </style:style>
    <style:style style:name="T32" style:family="text">
      <style:text-properties fo:language="en" fo:country="US" officeooo:rsid="006cedbf"/>
    </style:style>
    <style:style style:name="T33" style:family="text">
      <style:text-properties fo:language="en" fo:country="US" officeooo:rsid="006ed7d1"/>
    </style:style>
    <style:style style:name="T34" style:family="text">
      <style:text-properties fo:language="en" fo:country="US" fo:font-weight="bold" style:font-weight-asian="bold" style:font-weight-complex="bold"/>
    </style:style>
    <style:style style:name="T35" style:family="text">
      <style:text-properties fo:language="en" fo:country="US" officeooo:rsid="003d7a10"/>
    </style:style>
    <style:style style:name="T36" style:family="text">
      <style:text-properties fo:language="cs" fo:country="CZ" fo:font-style="italic" style:font-style-asian="italic" style:font-style-complex="italic"/>
    </style:style>
    <style:style style:name="T37" style:family="text">
      <style:text-properties fo:language="cs" fo:country="CZ"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officeooo:rsid="00294b7b" style:font-style-asian="italic" style:font-style-complex="italic"/>
    </style:style>
    <style:style style:name="T40" style:family="text">
      <style:text-properties fo:font-style="italic" officeooo:rsid="00187ff5" style:font-style-asian="italic" style:font-style-complex="italic"/>
    </style:style>
    <style:style style:name="T41" style:family="text">
      <style:text-properties fo:font-weight="normal" style:font-weight-asian="normal" style:font-weight-complex="normal"/>
    </style:style>
    <style:style style:name="T42" style:family="text">
      <style:text-properties fo:font-weight="normal" officeooo:rsid="00214bcf" style:font-weight-asian="normal" style:font-weight-complex="normal"/>
    </style:style>
    <style:style style:name="T43" style:family="text">
      <style:text-properties fo:font-weight="normal" officeooo:rsid="004bee25" style:font-weight-asian="normal" style:font-weight-complex="normal"/>
    </style:style>
    <style:style style:name="T44" style:family="text">
      <style:text-properties fo:font-weight="bold" officeooo:rsid="0049619e" style:font-weight-asian="bold" style:font-weight-complex="bold"/>
    </style:style>
    <style:style style:name="T45" style:family="text">
      <style:text-properties fo:font-weight="bold" officeooo:rsid="00699574" style:font-weight-asian="bold" style:font-weight-complex="bold"/>
    </style:style>
    <style:style style:name="T46" style:family="text">
      <style:text-properties style:text-position="sub 58%" fo:font-style="normal" fo:font-weight="normal" style:font-style-asian="normal" style:font-weight-asian="normal" style:font-style-complex="normal" style:font-weight-complex="normal"/>
    </style:style>
    <style:style style:name="T47" style:family="text">
      <style:text-properties officeooo:rsid="00187ff5"/>
    </style:style>
    <style:style style:name="T48" style:family="text">
      <style:text-properties officeooo:rsid="00228907"/>
    </style:style>
    <style:style style:name="T49" style:family="text">
      <style:text-properties officeooo:rsid="0026e891"/>
    </style:style>
    <style:style style:name="T50" style:family="text">
      <style:text-properties officeooo:rsid="00294b7b"/>
    </style:style>
    <style:style style:name="T51" style:family="text">
      <style:text-properties officeooo:rsid="002a26cb"/>
    </style:style>
    <style:style style:name="T52" style:family="text">
      <style:text-properties officeooo:rsid="00472544"/>
    </style:style>
    <style:style style:name="T53" style:family="text">
      <style:text-properties officeooo:rsid="0047d001"/>
    </style:style>
    <style:style style:name="T54" style:family="text">
      <style:text-properties officeooo:rsid="0048a743"/>
    </style:style>
    <style:style style:name="T55" style:family="text">
      <style:text-properties officeooo:rsid="0049619e"/>
    </style:style>
    <style:style style:name="T56" style:family="text">
      <style:text-properties officeooo:rsid="004d63e3"/>
    </style:style>
    <style:style style:name="T57" style:family="text">
      <style:text-properties officeooo:rsid="004e91ae"/>
    </style:style>
    <style:style style:name="T58" style:family="text">
      <style:text-properties officeooo:rsid="0060d1fd"/>
    </style:style>
    <style:style style:name="T59" style:family="text">
      <style:text-properties officeooo:rsid="0064513b"/>
    </style:style>
    <style:style style:name="T60" style:family="text">
      <style:text-properties officeooo:rsid="0066c707"/>
    </style:style>
    <style:style style:name="T61" style:family="text">
      <style:text-properties fo:background-color="transparent" loext:char-shading-value="0"/>
    </style:style>
    <style:style style:name="T62" style:family="text">
      <style:text-properties officeooo:rsid="006243a8" fo:background-color="transparent" loext:char-shading-value="0"/>
    </style:style>
    <style:style style:name="T63" style:family="text">
      <style:text-properties officeooo:rsid="0052c6f1" fo:background-color="transparent" loext:char-shading-value="0"/>
    </style:style>
    <style:style style:name="T64" style:family="text">
      <style:text-properties officeooo:rsid="006ed7d1"/>
    </style:style>
    <style:style style:name="T65" style:family="text">
      <style:text-properties officeooo:rsid="0072bbbc"/>
    </style:style>
    <style:style style:name="T66" style:family="text">
      <style:text-properties officeooo:rsid="00760df1"/>
    </style:style>
    <style:style style:name="T67" style:family="text">
      <style:text-properties officeooo:rsid="00523b9f"/>
    </style:style>
    <style:style style:name="T68" style:family="text">
      <style:text-properties fo:font-size="18pt" fo:font-style="italic" officeooo:rsid="00187ff5" style:font-size-asian="18pt" style:font-style-asian="italic" style:font-size-complex="18pt" style:font-style-complex="italic"/>
    </style:style>
    <style:style style:name="T69" style:family="text">
      <style:text-properties fo:font-size="16pt" fo:font-style="italic" officeooo:rsid="00187ff5" style:font-size-asian="16pt" style:font-style-asian="italic" style:font-size-complex="16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6">CALL FOR PARTICIPATION</text:span><text:line-break/>CoNLL 2017 Shared Task:<text:line-break/><text:span text:style-name="T69">Multilingual Parsing from Raw Text to Universal Dependencies</text:span></text:p>
      <text:p text:style-name="P11"/>
      <text:p text:style-name="P21"><text:span text:style-name="T59">W</text:span>ebsite: <text:a xlink:type="simple" xlink:href="http://universaldependencies.org/conll17/" text:style-name="Internet_20_link" text:visited-style-name="Visited_20_Internet_20_Link"><text:span text:style-name="T18">http://universaldependencies.org/conll17</text:span></text:a></text:p>
      <text:p text:style-name="P21">Email contact: <text:a xlink:type="simple" xlink:href="mailto:ud-conll-shared-task@gmail.com" text:style-name="Internet_20_link" text:visited-style-name="Visited_20_Internet_20_Link"><text:span text:style-name="T18">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8">@gmail.com</text:span></text:a></text:p>
      <text:p text:style-name="P18"><text:span text:style-name="T35">Ten years ago, two CoNLL shared tasks were a major milestone for parsing research in general and dependency parsing in particular. </text:span><text:span text:style-name="T28">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29">s. </text:span><text:span text:style-name="T30">While the 2006 &amp; 2007 tasks were extremely important in setting the scene for the following years, there were also limitations that complicated application of their results: 1. gold-standard tokenization and tags in the test data moved the task</text:span><text:span text:style-name="T31">s</text:span><text:span text:style-name="T30"> away from real-world scenarios, and 2. </text:span><text:span text:style-name="T31">incompatible annotation schemes made cross-linguistic comparison impossible. </text:span><text:span text:style-name="T29">CoNLL 2017 will pick up the threads of </text:span><text:span text:style-name="T31">the pioneering tasks and address the two issues just mentioned.</text:span></text:p>
      <text:p text:style-name="P18"><text:span text:style-name="T49">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4">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12">For the Shared Task, the annotation scheme called “Universal Dependencies version 2”, or “UD v2” for short will be used.</text:span></text:p>
      <text:p text:style-name="P19"><text:span text:style-name="T21">Participants will get UD treebanks in many languages, with raw text, gold-standard sentence and word segmentation, POS tags, dependency relations, and in many cases also lemmas + morphological features. The test data will contain none of the gold-standard annotations, </text:span><text:span text:style-name="T32">but baseline predicted segmentation and POS tags will be available. Labeled attachment score (LAS) will be computed for every test set, and the macro-average of the scores over all test sets will provide the main system ranking.</text:span></text:p>
      <text:p text:style-name="P20"><text:span text:style-name="T32">T</text:span><text:span text:style-name="T21">he test sets will include a few </text:span><text:span text:style-name="T34">surprise languages.</text:span><text:span text:style-name="T21"> </text:span><text:span text:style-name="T33">We will not provide training data for these languages, only a small sample shortly before the test phase. To succeed in parsing these languages, systems will have to employ low-resource language techniques, utilizing data from other languages.</text:span></text:p>
      <text:p text:style-name="P3"><text:span text:style-name="T11">There will be no</text:span> separate open and closed tracks. Instead, we <text:span text:style-name="T11">will</text:span> include every system in a single track, which will be formally closed, but where the list of permitted resources is rather broad <text:span text:style-name="T64">and includes large raw corpora and parallel corpora.</text:span></text:p>
      <text:p text:style-name="P2">Participating systems will have to find labeled syntactic dependencies between words, i.e. a <text:span text:style-name="T1">syntactic</text:span><text:span text:style-name="T38"> head</text:span><text:span text:style-name="T1"> for each word, and a </text:span><text:span text:style-name="T38">label</text:span><text:span text:style-name="T1"> classifying the type of the dependency relation. Participants </text:span><text:span text:style-name="T5">will</text:span><text:span text:style-name="T1"> parse raw text where no gold-standard </text:span><text:span text:style-name="T3">pre-processing</text:span><text:span text:style-name="T1"> (tokenization, lemmas, morphology) is available. However, there </text:span><text:span text:style-name="T3">are</text:span><text:span text:style-name="T1"> a</text:span><text:span text:style-name="T2">t least </text:span><text:span text:style-name="T3">two</text:span><text:span text:style-name="T1"> open-source pipeline</text:span><text:span text:style-name="T3">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3">and SyntaxNet, </text:span><text:a xlink:type="simple" xlink:href="https://www/" text:style-name="Internet_20_link" text:visited-style-name="Visited_20_Internet_20_Link"><text:span text:style-name="T3">https://www</text:span></text:a><text:a xlink:type="simple" xlink:href="https://www.tensorflow/" text:style-name="Internet_20_link" text:visited-style-name="Visited_20_Internet_20_Link"><text:span text:style-name="T3">. </text:span></text:a><text:a xlink:type="simple" xlink:href="https://www.tensorflow/" text:style-name="Internet_20_link" text:visited-style-name="Visited_20_Internet_20_Link"><text:span text:style-name="T3">tensorflow</text:span></text:a><text:a xlink:type="simple" xlink:href="https://www.tensorflow.org/" text:style-name="Internet_20_link" text:visited-style-name="Visited_20_Internet_20_Link"><text:span text:style-name="T3">.org/</text:span></text:a><text:a xlink:type="simple" xlink:href="https://www.tensorflow.org/versions/r0.9/tutorials/syntaxnet/index.html" text:style-name="Internet_20_link" text:visited-style-name="Visited_20_Internet_20_Link"><text:span text:style-name="T3">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p>
      <text:p text:style-name="Text_20_body"><text:span text:style-name="T63">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span></text:p>
      <text:p text:style-name="P27"><text:span text:style-name="T63">T</text:span><text:span text:style-name="T61">imeline:</text:span></text:p>
      <text:list xml:id="list5033384569669455115" text:style-name="L1">
        <text:list-item>
          <text:p text:style-name="P22"><text:span text:style-name="T17">December </text:span><text:span text:style-name="T16">11</text:span><text:span text:style-name="T17">: Announcement of the shared task and set up of the shared task website. </text:span><text:span text:style-name="T14">Registration for the Shared Task open.</text:span></text:p>
        </text:list-item>
        <text:list-item>
          <text:p text:style-name="P22">January 10: Deadline for suggesting additional data by <text:span text:style-name="T58">participants</text:span> (registration necessary)</text:p>
        </text:list-item>
        <text:list-item>
          <text:p text:style-name="P23">February <text:span text:style-name="T60">20</text:span> … trial data for a few languages will be available</text:p>
        </text:list-item>
        <text:list-item>
          <text:p text:style-name="P25"><text:soft-page-break/>February 28: Task Registration deadline. Participants have to register to setup their evaluation space and other data, and get access to task data later.</text:p>
        </text:list-item>
        <text:list-item>
          <text:p text:style-name="P23">March 1 … training and development data will be released</text:p>
        </text:list-item>
        <text:list-item>
          <text:p text:style-name="P24">May 1 … surprise languages will be announced and small sample data released</text:p>
        </text:list-item>
        <text:list-item>
          <text:p text:style-name="P24">May 8 – 12 … test phase</text:p>
        </text:list-item>
        <text:list-item>
          <text:p text:style-name="P24">May 15 … results will be announced</text:p>
        </text:list-item>
        <text:list-item>
          <text:p text:style-name="P24">May 26 … submission of system description papers</text:p>
        </text:list-item>
        <text:list-item>
          <text:p text:style-name="P24">June 2 … reviews due</text:p>
        </text:list-item>
        <text:list-item>
          <text:p text:style-name="P24">June 9 … final papers due</text:p>
        </text:list-item>
        <text:list-item>
          <text:p text:style-name="P24">August 3 – 4 … CoNLL, Vancouver, Canada</text:p>
        </text:list-item>
      </text:list>
      <text:h text:style-name="P28" text:outline-level="1" text:is-list-header="true"><text:span text:style-name="T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15:04:46.370000000</dc:date>
    <meta:editing-duration>PT16H52M24S</meta:editing-duration>
    <meta:editing-cycles>105</meta:editing-cycles>
    <meta:generator>LibreOffice/5.1.5.2$Windows_x86 LibreOffice_project/7a864d8825610a8c07cfc3bc01dd4fce6a9447e5</meta:generator>
    <dc:creator>Daniel Zeman</dc:creator>
    <meta:document-statistic meta:table-count="0" meta:image-count="0" meta:object-count="0" meta:page-count="2" meta:paragraph-count="24" meta:word-count="749" meta:character-count="4888" meta:non-whitespace-character-count="4173"/>
  </office:meta>
</office:document-meta>
</file>